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 style:list-style-name="L1">
      <style:text-properties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/>
    </style:style>
    <style:style style:name="T7" style:family="text">
      <style:text-properties fo:language="en" fo:country="US" fo:font-style="italic" fo:font-weight="bold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style:font-name="Symbol" fo:font-size="10pt"/>
    </style:style>
    <style:style style:name="T10" style:family="text">
      <style:text-properties fo:font-variant="normal" fo:text-transform="none" style:font-name="Symbol" fo:font-size="10pt" fo:language="en" fo:country="US"/>
    </style:style>
    <style:style style:name="T11" style:family="text">
      <style:text-properties fo:font-variant="normal" fo:text-transform="none" fo:font-size="10pt"/>
    </style:style>
    <style:style style:name="T12" style:family="text">
      <style:text-properties fo:font-variant="normal" fo:text-transform="none" fo:font-size="10pt" fo:language="en" fo:country="US"/>
    </style:style>
    <style:style style:name="T13" style:family="text">
      <style:text-properties fo:font-variant="normal" fo:text-transform="none" fo:language="en" fo:country="US"/>
    </style:style>
    <style:style style:name="T14" style:family="text">
      <style:text-properties style:font-name="Symbol" fo:font-size="10pt"/>
    </style:style>
    <style:style style:name="T15" style:family="text">
      <style:text-properties style:font-name="Symbol" fo:font-size="10pt" fo:language="en" fo:country="US"/>
    </style:style>
    <style:style style:name="T16" style:family="text">
      <style:text-properties fo:font-size="10pt"/>
    </style:style>
    <style:style style:name="T17" style:family="text">
      <style:text-properties fo:font-size="10pt" fo:language="en" fo:country="US"/>
    </style:style>
    <style:style style:name="T18" style:family="text">
      <style:text-properties fo:color="#000000"/>
    </style:style>
    <style:style style:name="T19" style:family="text">
      <style:text-properties fo:color="#000000" fo:font-style="italic"/>
    </style:style>
    <style:style style:name="T20" style:family="text">
      <style:text-properties fo:color="#000000" fo:font-style="italic" fo:font-weight="bold"/>
    </style:style>
    <style:style style:name="T21" style:family="text">
      <style:text-properties fo:color="#000000" fo:language="en" fo:country="US" fo:font-style="italic" fo:font-weight="bold"/>
    </style:style>
    <style:style style:name="T22" style:family="text">
      <style:text-properties style:text-position="-33% 80%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images/0633.png" xlink:type="simple" xlink:show="embed" xlink:actuate="onLoad"/></draw:frame></text:p>
          </table:table-cell>
          <table:table-cell table:style-name="Table1.B1" office:value-type="string">
            <text:h text:style-name="P6" text:outline-level="1">Поло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139cm" draw:z-index="1"><draw:image xlink:href="../images/0633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<text:span text:style-name="T2">замкнутой</text:span> герметичной полости с <text:span text:style-name="T2">упругой</text:span> рабочей жидкостью при наличии устройств ограничения максимального и минимального значений давления (идеальные предохранительный и подпиточный клапаны) или кавитационного ограничения (значение давления в технических жидкостях не может быть отрицательным). </text:p>
            <text:p text:style-name="P4">Блок имеет 1 входной порт и 1 выходной порт. </text:p>
            <text:p text:style-name="P4">На <text:span text:style-name="T1">входной</text:span> порт блока подается сигнал, равный объемному расходу сжатия <text:span text:style-name="T7">Q</text:span><text:span text:style-name="T2">сж</text:span>, м^3/<text:span text:style-name="T5">c</text:span> </text:p>
            <text:p text:style-name="P4">На <text:span text:style-name="T1">выходном</text:span> порте блока формируется сигнал, равный давлению в полости <text:span text:style-name="T2">Р</text:span>, Па. </text:p>
            <text:p text:style-name="P4"><text:span text:style-name="T4">Свойства</text:span>:</text:p>
            <text:list xml:id="list128379256580173369" text:style-name="L1">
              <text:list-item>
                <text:p text:style-name="P5"><text:span text:style-name="T19">Максимальное давление в полости </text:span><text:span text:style-name="T7">Pmax</text:span><text:span text:style-name="T19">, </text:span><text:span text:style-name="T18">Па</text:span>;</text:p>
              </text:list-item>
              <text:list-item>
                <text:p text:style-name="P5"><text:span text:style-name="T19">Минимальное давление в полости </text:span><text:span text:style-name="T7">Pmin</text:span><text:span text:style-name="T19">, </text:span><text:span text:style-name="T18">Па</text:span>;</text:p>
              </text:list-item>
              <text:list-item>
                <text:p text:style-name="P5"><text:span text:style-name="T19">Модуль объемной упругости жидкости</text:span><text:span text:style-name="T18"> </text:span><text:span text:style-name="T2">Еж</text:span><text:span text:style-name="T18">, Па</text:span>;</text:p>
              </text:list-item>
              <text:list-item>
                <text:p text:style-name="P5"><text:span text:style-name="T19">Объем полости </text:span><text:span text:style-name="T21">V</text:span><text:span text:style-name="T18">, м^3;</text:span></text:p>
              </text:list-item>
              <text:list-item>
                <text:p text:style-name="P5"><text:span text:style-name="T19">Начальный объем сжатия </text:span><text:span text:style-name="T21">V</text:span><text:span text:style-name="T20">сж</text:span><text:span text:style-name="T18">, м^3</text:span></text:p>
              </text:list-item>
            </text:list>
            <text:p text:style-name="P4"><text:span text:style-name="T4">Примечания</text:span>:</text:p>
            <text:p text:style-name="P4">1. Если начальный объем сжатия <text:span text:style-name="T21">V</text:span><text:span text:style-name="T20">сж</text:span> задан равным <text:span text:style-name="T3">0 </text:span>(нулю), то начальное условие для давления равно <text:span text:style-name="T7">Pmin</text:span>.</text:p>
            <text:p text:style-name="P4">2. Если объем полости <text:span text:style-name="T1">постоянен</text:span> (во времени), то объемный расход сжатия <text:span text:style-name="T7">Q</text:span><text:span text:style-name="T2">сж</text:span><text:span text:style-name="T22"> </text:span> равен объемному расходу рабочей жидкости <text:span text:style-name="T6">Q</text:span><text:span text:style-name="T1">(</text:span><text:span text:style-name="T6">t</text:span><text:span text:style-name="T1">)</text:span>. </text:p>
            <text:p text:style-name="P4">3. Если объем полости <text:span text:style-name="T1">переменен</text:span> (во времени), то объемный расход сжатия <text:span text:style-name="T7">Q</text:span><text:span text:style-name="T2">сж</text:span><text:span text:style-name="T22"> </text:span>= <text:span text:style-name="T6">Q</text:span><text:span text:style-name="T1">(</text:span><text:span text:style-name="T6">t</text:span><text:span text:style-name="T1">)</text:span> – <text:span text:style-name="T6">dV</text:span><text:span text:style-name="T1">/</text:span><text:span text:style-name="T6">dt</text:span>. В этом случае объем полости <text:span text:style-name="T7">V</text:span> задается как <text:span text:style-name="T1">глобальный</text:span> параметр (в окне <text:span text:style-name="T2">Редактора глобальных параметров Проекта…</text:span>). </text:p>
            <text:p text:style-name="P4">4. Если модуль объемной упругости рабочей жидкости <text:span text:style-name="T2">Еж</text:span> зависит от давления <text:soft-page-break/><text:span text:style-name="T1">нелинейно</text:span>, например, при наличии в жидкости нерастворенного газа (воздуха), то <text:span text:style-name="T2">Еж</text:span> должен быть задан с использованием <text:span text:style-name="T1">механизма глобальных параметров</text:span></text:p>
            <text:p text:style-name="P4">5. Если <text:span text:style-name="T7">V</text:span> или <text:span text:style-name="T2">Еж</text:span>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ость</dc:title>
    <dc:date>2014-12-09T23:27:49.93</dc:date>
    <meta:generator>OpenOffice/4.1.1$Win32 OpenOffice.org_project/411m6$Build-9775</meta:generator>
    <meta:editing-duration>PT3H4M59S</meta:editing-duration>
    <meta:editing-cycles>80</meta:editing-cycles>
    <meta:print-date>2011-11-10T16:21:48.35</meta:print-date>
    <meta:document-statistic meta:table-count="1" meta:image-count="2" meta:object-count="0" meta:page-count="2" meta:paragraph-count="21" meta:word-count="222" meta:character-count="1573"/>
    <meta:user-defined meta:name="Поле 1"/>
    <meta:user-defined meta:name="Поле 2"/>
    <meta:user-defined meta:name="Поле 3"/>
    <meta:user-defined meta:name="Поле 4"/>
  </office:meta>
</office:document-meta>
</file>